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/>
    <style:font-face style:name="Courier1" svg:font-family="Courier"/>
    <style:font-face style:name="Lucida Console" svg:font-family="'Lucida Console'" style:font-pitch="fixed"/>
    <style:font-face style:name="Courier" svg:font-family="Courier" style:font-family-generic="modern" style:font-pitch="fixed"/>
    <style:font-face style:name="Arial" svg:font-family="Arial" style:font-pitch="variable"/>
    <style:font-face style:name="Arial Black" svg:font-family="'Arial Black'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/>
    <style:style style:name="P2" style:family="paragraph" style:parent-style-name="Heading_20_2"/>
    <style:style style:name="P3" style:family="paragraph" style:parent-style-name="Paragraph_20_Default" style:list-style-name="L1">
      <style:paragraph-properties fo:margin-top="1.99mm" fo:margin-bottom="0mm"/>
    </style:style>
    <style:style style:name="fr1" style:family="graphic" style:parent-style-name="Frame">
      <style:graphic-properties style:vertical-pos="top" style:vertical-rel="paragraph-content" style:horizontal-pos="right" style:horizontal-rel="paragraph" style:shadow="none"/>
    </style:style>
    <text:list-style style:name="L1">
      <text:list-level-style-bullet text:level="1" text:style-name="Bullet_20_Symbols" style:num-suffix=" " text:bullet-char="•">
        <style:list-level-properties text:min-label-width="4.99mm"/>
      </text:list-level-style-bullet>
      <text:list-level-style-bullet text:level="2" text:style-name="Bullet_20_Symbols" style:num-suffix=" " text:bullet-char="•">
        <style:list-level-properties text:space-before="5.01mm" text:min-label-width="4.99mm"/>
      </text:list-level-style-bullet>
      <text:list-level-style-bullet text:level="3" text:style-name="Bullet_20_Symbols" style:num-suffix=" " text:bullet-char="•">
        <style:list-level-properties text:space-before="10mm" text:min-label-width="4.99mm"/>
      </text:list-level-style-bullet>
      <text:list-level-style-bullet text:level="4" text:style-name="Bullet_20_Symbols" style:num-suffix=" " text:bullet-char="•">
        <style:list-level-properties text:space-before="15.01mm" text:min-label-width="4.99mm"/>
      </text:list-level-style-bullet>
      <text:list-level-style-bullet text:level="5" text:style-name="Bullet_20_Symbols" style:num-suffix=" " text:bullet-char="•">
        <style:list-level-properties text:space-before="20mm" text:min-label-width="4.99mm"/>
      </text:list-level-style-bullet>
      <text:list-level-style-bullet text:level="6" text:style-name="Bullet_20_Symbols" style:num-suffix=" " text:bullet-char="•">
        <style:list-level-properties text:space-before="25.01mm" text:min-label-width="4.99mm"/>
      </text:list-level-style-bullet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_20_Article">Curriculum Vitae - Dag Wieers</text:p>
      <text:h text:style-name="P1" text:outline-level="1" text:is-list-header="true"><draw:frame draw:style-name="fr1" draw:name="Frame1" text:anchor-type="paragraph" svg:width="0.41mm" style:rel-width="40%" draw:z-index="1"><draw:text-box fo:min-height="0mm"><text:p text:style-name="Paragraph_20_Padding">My technical experience and interests as a system engineer and system developer focuses on Linux and Open Source software, preferably Red Hat Enterprise Linux (RHEL) and CentOS.</text:p><text:p text:style-name="Paragraph_20_Padding">Skills include deploying, migrating and managing Linux servers and desktops, packaging Unix software, designing and implementing system tools and automating operational tasks using shell scripting and python.</text:p><text:p text:style-name="Paragraph_20_Padding">I'm available for contract work inside and outside of Europe, but not willing to relocate on a permanent basis.</text:p></draw:text-box></draw:frame>Personalia</text:h>
      <text:p text:style-name="Paragraph_20_Term">Full name </text:p>
      <text:p text:style-name="Paragraph_20_Padding_20_Odd">Dag Johan Maarten Wieers </text:p>
      <text:p text:style-name="Paragraph_20_Term">Location </text:p>
      <text:p text:style-name="Paragraph_20_Padding_20_Odd">Ghent, Belgium </text:p>
      <text:p text:style-name="Paragraph_20_Term">Phone </text:p>
      <text:p text:style-name="Paragraph_20_Padding_20_Odd">+32 478 436 299 </text:p>
      <text:p text:style-name="Paragraph_20_Term">Email </text:p>
      <text:p text:style-name="Paragraph_20_Padding_20_Odd">dag.wieers@gmail.com, dag@wieers.com </text:p>
      <text:p text:style-name="Paragraph_20_Term">Website </text:p>
      <text:p text:style-name="Paragraph_20_Padding_20_Odd"><text:a xlink:type="simple" xlink:href="http://dag.wieers.com/">http://dag.wieers.com/</text:a> </text:p>
      <text:h text:style-name="P1" text:outline-level="1" text:is-list-header="true">Work experience</text:h>
      <text:h text:style-name="P2" text:outline-level="2" text:is-list-header="true">Dag IT consulting // may 2007 present</text:h>
      <text:p text:style-name="Paragraph_20_Term">Independent contractor </text:p>
      <text:p text:style-name="Paragraph_20_Padding_20_Odd">Available for contract work. </text:p>
      <text:h text:style-name="P2" text:outline-level="2" text:is-list-header="true">Euroclear // dec 2005 may 2007</text:h>
      <text:p text:style-name="Paragraph_20_Term">Unix system engineer </text:p>
      <text:p text:style-name="Paragraph_20_Padding_20_Odd">Deployement of Unix systems and services. Design and implementation of management infrastructure (configuration and documentation management, change management). Packaging for Solaris, AIX and Linux. Custom software development. Troubleshooting. Automation. </text:p>
      <text:h text:style-name="P2" text:outline-level="2" text:is-list-header="true">IBM Belgium // jun 2001 dec 2005</text:h>
      <text:p text:style-name="Paragraph_20_Term">Unix system engineer </text:p>
      <text:p text:style-name="Paragraph_20_Padding_20_Odd">On Unix and Linux systems. (eg. packaging on Linux/AIX, implementing various system and network services, general troubleshooting) </text:p>
      <text:p text:style-name="Paragraph_20_Term">Unix system developer </text:p>
      <text:p text:style-name="Paragraph_20_Padding_20_Odd">Implementing hosting infrastructure on Linux. (eg. resource and availability monitoring, capacity planning, firewall framework) </text:p>
      <text:p text:style-name="Paragraph_20_Term">Consultant </text:p>
      <text:p text:style-name="Paragraph_20_Padding_20_Odd">Designing and implementing solutions for automatic deployement of Linux clients, Point-Of-Sale systems, network services, clusters and big parallel storage systems for digital media projects. (broadcasting) <text:span text:style-name="Text_20_Italic">incl. Real Software, VRT, EVS, RVA</text:span> </text:p>
      <text:h text:style-name="P2" text:outline-level="2" text:is-list-header="true">Mind Linux Solutions // oct 1999 apr 2001</text:h>
      <text:p text:style-name="Paragraph_20_Term">Founder </text:p>
      <text:p text:style-name="Paragraph_20_Padding_20_Odd">Taking care of various parts of the organisation, including sales and marketing. </text:p>
      <text:p text:style-name="Paragraph_20_Term">Business Unit manager </text:p>
      <text:p text:style-name="Paragraph_20_Padding_20_Odd">Experience with project-management and pre-sales for a small (15 headcount) consultancy company. </text:p>
      <text:p text:style-name="Paragraph_20_Term">Consultant </text:p>
      <text:p text:style-name="Paragraph_20_Padding_20_Odd">Linux and Open Source consultancy and training for several customers in on-site projects varying between 1 and 3 weeks. </text:p>
      <text:h text:style-name="P2" text:outline-level="2" text:is-list-header="true">IBM Belgium // internship feb 1999 apr 1999 // sep 1999 feb 2000</text:h>
      <text:p text:style-name="Paragraph_20_Term">Internship </text:p>
      <text:p text:style-name="Paragraph_20_Padding_20_Odd">Implementation of a monitoring system and writing a paper called <text:span text:style-name="Text_20_Italic">Platformonafhankelijk systeem voor dynamische websites</text:span> under supervision of Erik De Cock. </text:p>
      <text:p text:style-name="Paragraph_20_Term">Linux system engineer and developer </text:p>
      <text:p text:style-name="Paragraph_20_Padding_20_Odd">Implementation of a tool to automate the documentation of production systems and tracking changes on these systems. General sysadmin automation. </text:p>
      <text:p text:style-name="Paragraph_20_Term">Quality control </text:p>
      <text:p text:style-name="Paragraph_20_Padding_20_Odd">Analyzing software problems and optimizing the program flow of an in-house ticketing system. </text:p>
      <text:h text:style-name="P2" text:outline-level="2" text:is-list-header="true">SISA Software/Winsome // summer job 1996/1997 // oct 1997 sep 1999</text:h>
      <text:p text:style-name="Paragraph_20_Term">Consultant </text:p>
      <text:p text:style-name="Paragraph_20_Padding_20_Odd">Analysis and design of an off-line website generation program (further developed as WebEngine) and web-scripting. </text:p>
      <text:p text:style-name="Paragraph_20_Term">System administration </text:p>
      <text:p text:style-name="Paragraph_20_Padding_20_Odd">Installation of Linux-servers and routers and operational management of these systems. </text:p>
      <text:h text:style-name="P2" text:outline-level="2" text:is-list-header="true">Provinciale Bibliotheek Limburg // voluntary oct 1996 nov 1997</text:h>
      <text:p text:style-name="Paragraph_20_Term">Network administration </text:p>
      <text:p text:style-name="Paragraph_20_Padding_20_Odd">Maintenance of 12 public Internet terminals (based on Windows 95) and an ISDN Internet connection. </text:p>
      <text:p text:style-name="Paragraph_20_Term">Internet training </text:p>
      <text:p text:style-name="Paragraph_20_Padding_20_Odd">Individual training and training in group about the Internet, search-engines and popular websites. </text:p>
      <text:h text:style-name="P1" text:outline-level="1" text:is-list-header="true"><text:line-break/>Skills</text:h>
      <text:h text:style-name="P2" text:outline-level="2" text:is-list-header="true">Overall</text:h>
      <text:list text:style-name="L1">
        <text:list-item>
          <text:p text:style-name="P3">Ability to learn quickly from self-study </text:p>
        </text:list-item>
        <text:list-item>
          <text:p text:style-name="P3">Thorough experience in Unix system administration and automation </text:p>
        </text:list-item>
        <text:list-item>
          <text:p text:style-name="P3">Thorough experience in configuring and deploying systems in a scalable and coherent manner </text:p>
        </text:list-item>
        <text:list-item>
          <text:p text:style-name="P3">Experience in developing and marketing products using the Internet and Internet communities </text:p>
        </text:list-item>
        <text:list-item>
          <text:p text:style-name="P3">Experience in project-management and leading a technical team </text:p>
        </text:list-item>
      </text:list>
      <text:h text:style-name="P2" text:outline-level="2" text:is-list-header="true">Operating systems</text:h>
      <text:list text:style-name="L1">
        <text:list-item text:start-value="1">
          <text:p text:style-name="P3">Excellent knowledge of Linux (since 1994) incl. Red Hat, CentOS, Fedora, SUSE, Debian, Slackware and others… </text:p>
        </text:list-item>
        <text:list-item>
          <text:p text:style-name="P3">Experience with various Unix systems including AIX, HP/UX, Solaris, SCO Unix and Digital Unix. </text:p>
        </text:list-item>
        <text:list-item>
          <text:p text:style-name="P3">Knowledge of MSDOS, Novell DOS, Windows 3.x, Windows 9x, Windows NT and Windows XP (both as server as well as client in heterogenous networks). </text:p>
        </text:list-item>
        <text:list-item>
          <text:p text:style-name="P3">Experience with Windows 2000, Windows ME and Windows 2003. </text:p>
        </text:list-item>
        <text:list-item>
          <text:p text:style-name="P3">Experience with MacOS (6.x - 8.x). </text:p>
        </text:list-item>
      </text:list>
      <text:h text:style-name="P2" text:outline-level="2" text:is-list-header="true">Software</text:h>
      <text:list text:style-name="L1">
        <text:list-item text:start-value="1">
          <text:p text:style-name="P3">HyperText Markup Language (HTML), SGML, DocBook v3 and v4, XML, CSS, DHTML and CGI Programming (in Perl and C) and PHP3/4 </text:p>
        </text:list-item>
        <text:list-item>
          <text:p text:style-name="P3">IP (TCP/UDP), ICMP, ARP and protocols like IRC, FTP, SMTP, HTTP, NNTP, POP3, IMAP, DHCP, IPsec, … </text:p>
        </text:list-item>
        <text:list-item>
          <text:p text:style-name="P3">SQL (MySQL, msql, PostgreSQL and DB2) </text:p>
        </text:list-item>
        <text:list-item>
          <text:p text:style-name="P3">Experience with clustered web-servers for load-balancing and fail-over </text:p>
        </text:list-item>
        <text:list-item>
          <text:p text:style-name="P3">Experience with firewalling, virtual private networking (VPN), building high-capacity, load-balancing and high-available systems (IPVS) and network intrusion detection systems (NIDS) </text:p>
        </text:list-item>
        <text:list-item>
          <text:p text:style-name="P3">Experience with GPFS clustering and SAN environments for large digital media environments </text:p>
        </text:list-item>
        <text:list-item>
          <text:p text:style-name="P3">Experience with building Red Hat kickstarts for mass deployement and building Red Hat RPM packages </text:p>
        </text:list-item>
        <text:list-item>
          <text:p text:style-name="P3">Thorough experience in designing and implementing a multi-customer monitoring and reporting infrastructure. </text:p>
        </text:list-item>
        <text:list-item>
          <text:p text:style-name="P3">Thorough experience in compiling, installing, and configuring of Unix system software, e.g. NFS, Samba, lpd (and LPRng), Qmail, Bind, DHCP, XFree86, Apache, ssh, ntpd, Snort, Dante, RRDtool, Nagios, … </text:p>
        </text:list-item>
        <text:list-item>
          <text:p text:style-name="P3">Thorough experience in compiling, installing, configuring, and using almost any software from standard Linux-distributions, including XFree86, Gnome, Perl, rpm, … </text:p>
        </text:list-item>
        <text:list-item>
          <text:p text:style-name="P3">Experience in programming and scripting in various computer languages. </text:p>
        </text:list-item>
      </text:list>
      <text:h text:style-name="P2" text:outline-level="2" text:is-list-header="true">Programming languages</text:h>
      <text:list text:style-name="L1">
        <text:list-item text:start-value="1">
          <text:p text:style-name="P3">Active: Python (since 2002), PHP (since 1996), AWK &amp; Unix-shells (since 1994), C (since 1994) SQL (since 1997), Perl 4 and 5 (since 1994), Java (since 1996), Javascript (since 1995), C# and Mono (since 2003), </text:p>
        </text:list-item>
        <text:list-item>
          <text:p text:style-name="P3">Passive: Pascal (1991 - 1999), Assembler (x86) (1992 - 1996), Tcl/Tk, BASIC (1988 - 1990), RPG on AS/400 (1997 - 1998), Visual Basic (1997), COBOL (1996 - 1997) </text:p>
        </text:list-item>
      </text:list>
      <text:h text:style-name="P2" text:outline-level="2" text:is-list-header="true">Languages</text:h>
      <text:list text:style-name="L1">
        <text:list-item text:start-value="1">
          <text:p text:style-name="P3">Dutch (mothertongue) </text:p>
        </text:list-item>
        <text:list-item>
          <text:p text:style-name="P3">English (fluently spoken and written) </text:p>
        </text:list-item>
        <text:list-item>
          <text:p text:style-name="P3">Afrikaans (basic spoken) </text:p>
        </text:list-item>
        <text:list-item>
          <text:p text:style-name="P3">French (basic spoken and written) </text:p>
        </text:list-item>
        <text:list-item>
          <text:p text:style-name="P3">German (notions) </text:p>
        </text:list-item>
      </text:list>
      <text:h text:style-name="P1" text:outline-level="1" text:is-list-header="true">Education</text:h>
      <text:h text:style-name="P2" text:outline-level="2" text:is-list-header="true">Technical writing</text:h>
      <text:p text:style-name="Paragraph_20_Term">IBM Redbook Residency, Poughkeepsie, NY (5/2005) </text:p>
      <text:p text:style-name="Paragraph_20_Padding_20_Odd">Co-written a Redbook about the design and implementation of GPFS (General Parallel File System) in a digital media (broadcasting) environment. [SG246700] </text:p>
      <text:p text:style-name="Paragraph_20_Term">IBM Redbook Residency, Austin, TX (11/2002) </text:p>
      <text:p text:style-name="Paragraph_20_Padding_20_Odd">Co-written a Redbook about the design and implementation of a Linux-based deployement in a branch banking environment. [SG246813] </text:p>
      <text:h text:style-name="P2" text:outline-level="2" text:is-list-header="true">Certificates</text:h>
      <text:p text:style-name="Heading_20_Small">Brainbench Certificates</text:p>
      <text:list text:style-name="L1">
        <text:list-item text:start-value="1">
          <text:p text:style-name="P3">Linux Administration (General): 4.71/5 (30 March 2005) #1 Belgium [&gt; 99% of all test takers] </text:p>
        </text:list-item>
        <text:list-item>
          <text:p text:style-name="P3">Linux Administration (Red Hat 9): 4.34/5 (30 March 2005) #2 Belgium [&gt; 98% of all test takers] </text:p>
        </text:list-item>
        <text:list-item>
          <text:p text:style-name="P3">Linux Administration (Red Hat): 3.93/5 (30 March 2005) #2 Belgium [&gt; 96% of all test takers] </text:p>
        </text:list-item>
        <text:list-item>
          <text:p text:style-name="P3">Linux Programming (General): 4.21/5 (30 March 2005) #1 Belgium [&gt; 89% of all test takers] </text:p>
        </text:list-item>
        <text:list-item>
          <text:p text:style-name="P3">Unix Administration (General): 4.53/5 (30 March 2005) #3 Belgium [&gt; 94% of all test takers] </text:p>
        </text:list-item>
      </text:list>
      <text:h text:style-name="P2" text:outline-level="2" text:is-list-header="true">Education</text:h>
      <text:p text:style-name="Paragraph_20_Term">XIOS Hogeschool Limburg, Diepenbeek (1996 1999) </text:p>
      <text:p text:style-name="Paragraph_20_Padding_20_Odd">Applied Computer Science (~ Bachelor degree) </text:p>
      <text:p text:style-name="Paragraph_20_Term">Universiteit Hasselt, Diepenbeek (1994 1996) </text:p>
      <text:p text:style-name="Paragraph_20_Padding_20_Odd">Computer Science, 1st year </text:p>
      <text:p text:style-name="Paragraph_20_Term">Heilig Hartcollege, Heusden-Zolder (1988 1994) </text:p>
      <text:p text:style-name="Paragraph_20_Padding_20_Odd">Latin-Greek, Latin-Mathematics and Science-Mathematics </text:p>
      <text:h text:style-name="P2" text:outline-level="2" text:is-list-header="true">Congresses and workshops</text:h>
      <text:list text:style-name="L1">
        <text:list-item text:start-value="1">
          <text:p text:style-name="P3"><text:a xlink:type="simple" xlink:href="http://www.whatthehack.org/">What The Hack</text:a> in Boxtel, NL; July 2005 </text:p>
        </text:list-item>
        <text:list-item>
          <text:p text:style-name="P3"><text:a xlink:type="simple" xlink:href="http://www.fosdem.org/">FOSDEM</text:a> 2002, 2003, 2005, 2006 and 2007 </text:p>
        </text:list-item>
        <text:list-item>
          <text:p text:style-name="P3"><text:a xlink:type="simple" xlink:href="http://www.hal2001.nl/">Hacking At Large 2001</text:a> in Twente, NL; September 2001 </text:p>
        </text:list-item>
        <text:list-item>
          <text:p text:style-name="P3">7th and 8th <text:a xlink:type="simple" xlink:href="http://www.linux-kongress.de/">International Linux Kongress</text:a> August 2000 and November 2001 </text:p>
        </text:list-item>
        <text:list-item>
          <text:p text:style-name="P3"><text:a xlink:type="simple" xlink:href="http://www.linuxtag.org/">LinuxTag</text:a> 2000, 2001 and 2002 </text:p>
        </text:list-item>
        <text:list-item>
          <text:p text:style-name="P3"><text:a xlink:type="simple" xlink:href="http://www.ccc.de/events/camp/">Chaos Communication Camp</text:a> in Berlin, DE; August 1999 and August 2003 </text:p>
        </text:list-item>
        <text:list-item>
          <text:p text:style-name="P3"><text:a xlink:type="simple" xlink:href="http://www.hip97.nl/">Hacking In Progress '97</text:a> in Almere, Flevoland, NL; August 1997 </text:p>
        </text:list-item>
      </text:list>
      <text:h text:style-name="P1" text:outline-level="1" text:is-list-header="true">Additional activities</text:h>
      <text:list text:style-name="L1">
        <text:list-item text:start-value="1">
          <text:p text:style-name="P3">Member of the <text:a xlink:type="simple" xlink:href="http://wiki.centos.org/">CentOS development team</text:a> </text:p>
        </text:list-item>
        <text:list-item>
          <text:p text:style-name="P3">Maintainer of <text:a xlink:type="simple" xlink:href="http://dag.wieers.com/apt/">Dag RPM Repository</text:a> with more than 3400 Open Source software RPM packages for RHEL and CentOS </text:p>
        </text:list-item>
        <text:list-item>
          <text:p text:style-name="P3">Author of <text:a xlink:type="simple" xlink:href="http://dag.wieers.com/home-made/">various Open Source software projects</text:a> <text:span text:style-name="Text_20_Italic">incl. dconf, dstat, mrepo, sarah</text:span> </text:p>
        </text:list-item>
        <text:list-item>
          <text:p text:style-name="P3">Author of <text:a xlink:type="simple" xlink:href="http://dag.wieers.com/howto/">various pieces of documentation</text:a> </text:p>
        </text:list-item>
        <text:list-item>
          <text:p text:style-name="P3">Volunteer at <text:a xlink:type="simple" xlink:href="http://www.fosdem.org/">FOSDEM</text:a> and other community events </text:p>
        </text:list-item>
        <text:list-item>
          <text:p text:style-name="P3">Hobyist programmer, audiophile, cinephile, squash player, chess player and frequent Catan/Carcassonne player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/>
    <style:font-face style:name="Courier1" svg:font-family="Courier"/>
    <style:font-face style:name="Lucida Console" svg:font-family="'Lucida Console'" style:font-pitch="fixed"/>
    <style:font-face style:name="Courier" svg:font-family="Courier" style:font-family-generic="modern" style:font-pitch="fixed"/>
    <style:font-face style:name="Arial" svg:font-family="Arial" style:font-pitch="variable"/>
    <style:font-face style:name="Arial Black" svg:font-family="'Arial Black'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51mm" draw:dots2="1" draw:dots2-length="0.51mm" draw:distance="0.51mm"/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Arial" fo:font-size="11pt" fo:language="en" fo:country="none" style:font-name-asian="DejaVu LGC San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Nimbus Sans L" fo:font-size="14pt" style:font-name-asian="DejaVu LGC Sans" style:font-size-asian="14pt" style:font-name-complex="Tahoma" style:font-size-complex="14pt"/>
    </style:style>
    <style:style style:name="Heading_20_1" style:display-name="Heading 1" style:family="paragraph" style:parent-style-name="Heading_20_Default" style:list-style-name="List_20_Headings" style:class="text" style:default-outline-level="1">
      <style:paragraph-properties fo:margin-top="6mm" fo:margin-bottom="0mm" text:number-lines="true" text:line-number="1"/>
      <style:text-properties fo:font-size="140%"/>
    </style:style>
    <style:style style:name="Heading_20_2" style:display-name="Heading 2" style:family="paragraph" style:parent-style-name="Heading_20_Default" style:list-style-name="List_20_Headings" style:class="text" style:default-outline-level="2">
      <style:paragraph-properties fo:margin-top="6mm" fo:margin-bottom="0mm" text:number-lines="true" text:line-number="2"/>
      <style:text-properties fo:font-size="120%"/>
    </style:style>
    <style:style style:name="Heading_20_3" style:display-name="Heading 3" style:family="paragraph" style:parent-style-name="Heading_20_Default" style:list-style-name="List_20_Headings" style:class="text" style:default-outline-level="3">
      <style:paragraph-properties fo:margin-top="6mm" fo:margin-bottom="0mm" text:number-lines="true" text:line-number="3"/>
      <style:text-properties fo:font-size="110%"/>
    </style:style>
    <style:style style:name="Heading_20_4" style:display-name="Heading 4" style:family="paragraph" style:parent-style-name="Heading_20_Default" style:list-style-name="List_20_Headings" style:class="text" style:default-outline-level="4">
      <style:paragraph-properties fo:margin-top="6mm" fo:margin-bottom="0mm" text:number-lines="true" text:line-number="4"/>
      <style:text-properties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-149140.82mm" style:type="center"/>
          <style:tab-stop style:position="298241.6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0.82mm" style:type="center"/>
          <style:tab-stop style:position="298241.6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Paragraph_20_Default" style:class="index">
      <style:paragraph-properties text:number-lines="false" text:line-number="0"/>
    </style:style>
    <style:style style:name="Paragraph_20_Default" style:display-name="Paragraph Default" style:family="paragraph"/>
    <style:style style:name="Paragraph_20_Verbatim" style:display-name="Paragraph Verbatim" style:family="paragraph">
      <style:paragraph-properties fo:margin-left="0mm" fo:margin-right="0mm" fo:text-indent="3mm" style:auto-text-indent="false" fo:background-color="#e0e0e0" style:shadow="none">
        <style:background-image/>
      </style:paragraph-properties>
      <style:text-properties style:font-name="Courier" fo:font-size="10pt"/>
    </style:style>
    <style:style style:name="Paragraph" style:family="paragraph" style:parent-style-name="Paragraph_20_Default"/>
    <style:style style:name="Paragraph_20_Padding" style:display-name="Paragraph Padding" style:family="paragraph" style:parent-style-name="Paragraph_20_Default">
      <style:paragraph-properties fo:margin-top="1.99mm" fo:margin-bottom="0mm"/>
    </style:style>
    <style:style style:name="Paragraph_20_Padding_20_Odd" style:display-name="Paragraph Padding Odd" style:family="paragraph" style:parent-style-name="Paragraph_20_Default">
      <style:paragraph-properties fo:margin-left="10mm" fo:margin-right="0mm" fo:margin-top="1.99mm" fo:margin-bottom="0mm" fo:text-indent="0mm" style:auto-text-indent="false"/>
    </style:style>
    <style:style style:name="Paragraph_20_Screen" style:display-name="Paragraph Screen" style:family="paragraph" style:parent-style-name="Paragraph_20_Verbatim">
      <style:paragraph-properties fo:padding-left="0mm" fo:padding-right="0mm" fo:padding-top="1.99mm" fo:padding-bottom="1.99mm" fo:border-left="none" fo:border-right="none" fo:border-top="0.02mm solid #000000" fo:border-bottom="0.02mm solid #000000"/>
      <style:text-properties style:font-name="Lucida Console"/>
    </style:style>
    <style:style style:name="Paragraph_20_Programlisting" style:display-name="Paragraph Programlisting" style:family="paragraph" style:parent-style-name="Paragraph_20_Verbatim">
      <style:paragraph-properties fo:padding-left="0mm" fo:padding-right="0mm" fo:padding-top="1.99mm" fo:padding-bottom="1.99mm" fo:border-left="1.99mm solid #000000" fo:border-right="none" fo:border-top="none" fo:border-bottom="none"/>
    </style:style>
    <style:style style:name="Paragraph_20_Synopsis" style:display-name="Paragraph Synopsis" style:family="paragraph" style:parent-style-name="Paragraph_20_Verbatim">
      <style:paragraph-properties fo:background-color="#ffffff" fo:padding-left="0mm" fo:padding-right="0mm" fo:padding-top="1.99mm" fo:padding-bottom="1.99mm" fo:border-left="1.99mm solid #000000" fo:border-right="none" fo:border-top="none" fo:border-bottom="none">
        <style:background-image/>
      </style:paragraph-properties>
    </style:style>
    <style:style style:name="Paragraph_20_Justify" style:display-name="Paragraph Justify" style:family="paragraph" style:parent-style-name="Paragraph_20_Default">
      <style:paragraph-properties fo:text-align="justify" style:justify-single-word="false" style:text-autospace="ideograph-alpha" style:punctuation-wrap="hanging" style:line-break="strict" style:writing-mode="page"/>
    </style:style>
    <style:style style:name="Paragraph_20_BlockQuote" style:display-name="Paragraph BlockQuote" style:family="paragraph" style:parent-style-name="Paragraph_20_Default">
      <style:paragraph-properties fo:margin-left="11.99mm" fo:margin-right="0mm" fo:margin-top="0mm" fo:margin-bottom="3mm" fo:text-indent="0mm" style:auto-text-indent="false" fo:padding-left="1.5mm" fo:padding-right="0.49mm" fo:padding-top="0.49mm" fo:padding-bottom="0.49mm" fo:border-left="1.76mm solid #999999" fo:border-right="none" fo:border-top="none" fo:border-bottom="none" style:shadow="none"/>
      <style:text-properties fo:font-style="italic"/>
    </style:style>
    <style:style style:name="Paragraph_20_Term" style:display-name="Paragraph Term" style:family="paragraph" style:parent-style-name="Paragraph_20_Default">
      <style:paragraph-properties fo:margin-top="1.99mm" fo:margin-bottom="0mm" fo:keep-with-next="always"/>
      <style:text-properties fo:font-weight="bold"/>
    </style:style>
    <style:style style:name="Heading_20_Default" style:display-name="Heading Default" style:family="paragraph">
      <style:paragraph-properties style:shadow="none" fo:keep-with-next="always" text:number-lines="true" text:line-number="0"/>
      <style:text-properties fo:color="#323298" style:font-name="Arial" fo:font-weight="bold"/>
    </style:style>
    <style:style style:name="Headings" style:family="paragraph" style:parent-style-name="Heading_20_Default" style:list-style-name="List_20_Headings" style:class="text" style:default-outline-level="5">
      <style:paragraph-properties fo:margin-top="4.99mm" fo:margin-bottom="0mm"/>
      <style:text-properties fo:font-size="11pt"/>
    </style:style>
    <style:style style:name="Heading_20_Small" style:display-name="Heading Small" style:family="paragraph" style:parent-style-name="Heading_20_Default" style:class="text">
      <style:paragraph-properties fo:margin-top="4.99mm" fo:margin-bottom="0mm"/>
      <style:text-properties fo:font-size="11pt"/>
    </style:style>
    <style:style style:name="Paragraph_20_Heading" style:display-name="Paragraph Heading" style:family="paragraph" style:parent-style-name="Heading_20_Default" style:class="text">
      <style:paragraph-properties fo:margin-top="3.49mm" fo:margin-bottom="0mm"/>
      <style:text-properties fo:color="#323298" style:font-name="Arial" fo:font-size="11pt" fo:font-weight="bold"/>
    </style:style>
    <style:style style:name="Paragraph_20_Title" style:display-name="Paragraph Title" style:family="paragraph" style:parent-style-name="Paragraph_20_Default" style:class="text">
      <style:paragraph-properties fo:margin-top="3.49mm" fo:margin-bottom="0mm"/>
      <style:text-properties fo:color="#323298" style:font-name="Arial" fo:font-size="11pt" fo:font-weight="bold"/>
    </style:style>
    <style:style style:name="Title_20_Default" style:display-name="Title Default" style:family="paragraph">
      <style:paragraph-properties style:shadow="none"/>
      <style:text-properties fo:color="#323298" style:font-name="Arial" fo:font-weight="bold"/>
    </style:style>
    <style:style style:name="Title_20_Book" style:display-name="Title Book" style:family="paragraph" style:parent-style-name="Title_20_Default" style:next-style-name="Paragraph_20_Padding">
      <style:paragraph-properties fo:padding-left="0mm" fo:padding-right="0mm" fo:padding-top="6mm" fo:padding-bottom="0mm" fo:border="none"/>
      <style:text-properties fo:font-size="300%"/>
    </style:style>
    <style:style style:name="Title_20_Chapter" style:display-name="Title Chapter" style:family="paragraph" style:parent-style-name="Title_20_Default" style:next-style-name="Paragraph_20_Padding">
      <style:paragraph-properties fo:break-before="page" fo:padding-left="0mm" fo:padding-right="0mm" fo:padding-top="6mm" fo:padding-bottom="0mm" fo:border="none"/>
      <style:text-properties fo:font-size="300%"/>
    </style:style>
    <style:style style:name="Title_20_Article" style:display-name="Title Article" style:family="paragraph" style:parent-style-name="Title_20_Default" style:next-style-name="Paragraph_20_Padding">
      <style:paragraph-properties fo:padding-left="0mm" fo:padding-right="0mm" fo:padding-top="6mm" fo:padding-bottom="0mm" fo:border="none"/>
      <style:text-properties fo:font-size="160%"/>
    </style:style>
    <style:style style:name="Bullet_20_Symbols" style:display-name="Bullet Symbols" style:family="text">
      <style:text-properties fo:color="#323298" style:font-name="Arial" fo:font-weight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xt_20_Strong" style:display-name="Text Strong" style:family="text">
      <style:text-properties fo:font-style="italic" fo:font-weight="bold"/>
    </style:style>
    <style:style style:name="Text_20_Bold" style:display-name="Text Bold" style:family="text">
      <style:text-properties fo:font-weight="bold"/>
    </style:style>
    <style:style style:name="Text_20_Italic" style:display-name="Text Italic" style:family="text">
      <style:text-properties fo:font-style="italic"/>
    </style:style>
    <style:style style:name="Text_20_Underline" style:display-name="Text Underline" style:family="text">
      <style:text-properties style:text-underline-style="solid" style:text-underline-width="auto" style:text-underline-color="#000000" style:text-underline-mode="continuous" style:text-line-through-mode="continuous"/>
    </style:style>
    <style:style style:name="Text_20_Strikethrough" style:display-name="Text Strikethrough" style:family="text">
      <style:text-properties style:text-line-through-style="solid"/>
    </style:style>
    <style:style style:name="Text_20_Highlight" style:display-name="Text Highlight" style:family="text">
      <style:text-properties fo:background-color="#ffff00"/>
    </style:style>
    <style:style style:name="Text_20_Monospace" style:display-name="Text Monospace" style:family="text">
      <style:text-properties style:font-name="Courier1"/>
    </style:style>
    <style:style style:name="Text_20_Superscript" style:display-name="Text Superscript" style:family="text">
      <style:text-properties style:text-position="super 58%"/>
    </style:style>
    <style:style style:name="Text_20_Subscript" style:display-name="Text Subscript" style:family="text">
      <style:text-properties style:text-position="sub 58%"/>
    </style:style>
    <style:style style:name="Text_20_Command" style:display-name="Text Command" style:family="text">
      <style:text-properties style:font-name="Courier1" fo:font-weight="bold" fo:background-color="#f0f0f0"/>
    </style:style>
    <style:style style:name="Number_20_Symbols" style:display-name="Number Symbols" style:family="text">
      <style:text-properties fo:color="#323298" style:font-name="Arial" fo:font-weight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list-style style:name="List_20_Headings" style:display-name="List Headings">
      <text:list-level-style-number text:level="1" text:style-name="Number_20_Symbols" style:num-suffix="." style:num-format="1">
        <style:list-level-properties text:min-label-distance="3mm"/>
      </text:list-level-style-number>
      <text:list-level-style-number text:level="2" text:style-name="Number_20_Symbols" style:num-suffix="." style:num-format="1" text:display-levels="2">
        <style:list-level-properties text:min-label-distance="3mm"/>
      </text:list-level-style-number>
      <text:list-level-style-number text:level="3" text:style-name="Number_20_Symbols" style:num-suffix="." style:num-format="1" text:display-levels="3">
        <style:list-level-properties text:min-label-distance="3mm"/>
      </text:list-level-style-number>
      <text:list-level-style-number text:level="4" text:style-name="Number_20_Symbols" style:num-suffix="." style:num-format="1" text:display-levels="4">
        <style:list-level-properties text:min-label-distance="3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1" style:family="table">
      <style:table-properties table:align="margins"/>
    </style:style>
    <style:style style:name="Table1.A" style:family="table-column">
      <style:table-column-properties style:rel-column-width="32767*"/>
    </style:style>
    <style:style style:name="Table1.B" style:family="table-column">
      <style:table-column-properties style:rel-column-width="32768*"/>
    </style:style>
    <style:style style:name="P1" style:family="paragraph">
      <style:text-properties fo:letter-spacing="0.7mm"/>
    </style:style>
    <style:style style:name="P2" style:family="paragraph" style:parent-style-name="Footer">
      <style:paragraph-properties fo:margin-left="0mm" fo:margin-right="1.01mm" fo:margin-top="0.49mm" fo:margin-bottom="0mm" fo:text-align="start" style:justify-single-word="false" fo:text-indent="0mm" style:auto-text-indent="false"/>
      <style:text-properties fo:font-size="7pt"/>
    </style:style>
    <style:style style:name="P3" style:family="paragraph" style:parent-style-name="Footer">
      <style:paragraph-properties fo:margin-left="0mm" fo:margin-right="1.01mm" fo:margin-top="0.49mm" fo:margin-bottom="0mm" fo:text-align="end" style:justify-single-word="false" fo:text-indent="0mm" style:auto-text-indent="false"/>
      <style:text-properties fo:font-size="7pt"/>
    </style:style>
    <style:style style:name="T1" style:family="text">
      <style:text-properties fo:color="#ffffff" style:font-name="Arial Black" fo:font-size="7pt" fo:letter-spacing="0.7mm"/>
    </style:style>
    <style:style style:name="T2" style:family="text">
      <style:text-properties fo:letter-spacing="0.7mm"/>
    </style:style>
    <style:style style:name="gr1" style:family="graphic">
      <style:graphic-properties draw:stroke="solid" svg:stroke-width="0mm" svg:stroke-color="#323298" draw:fill-color="#323298" draw:textarea-horizontal-align="left" draw:textarea-vertical-align="middle" fo:padding-left="20mm" style:run-through="foreground" style:wrap="run-through" style:number-wrapped-paragraphs="no-limit" style:vertical-pos="bottom" style:vertical-rel="page" style:horizontal-pos="right" style:horizontal-rel="page" draw:wrap-influence-on-position="once-concurrent" style:flow-with-text="false"/>
    </style:style>
    <style:page-layout style:name="pm1">
      <style:page-layout-properties fo:page-width="210.01mm" fo:page-height="297mm" style:num-format="1" style:print-orientation="portrait" fo:margin-top="9.7mm" fo:margin-bottom="6.1mm" fo:margin-left="17.5mm" fo:margin-right="20mm" style:shadow="none" fo:background-color="transparent" style:writing-mode="lr-tb" style:footnote-max-height="0mm">
        <style:background-image/>
        <style:columns fo:column-count="0" fo:column-gap="0mm"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0.01mm" fo:page-height="297mm" style:num-format="1" style:print-orientation="portrait" fo:margin-top="9.7mm" fo:margin-bottom="6.1mm" fo:margin-left="17.5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11.99mm" fo:margin-left="0mm" fo:margin-right="0mm" fo:margin-top="4.99mm" fo:border-top="0.02mm solid #000000" fo:border-bottom="none" fo:border-left="none" fo:border-right="none" fo:padding="0mm"/>
      </style:footer-style>
    </style:page-layout>
  </office:automatic-styles>
  <office:master-styles>
    <style:master-page style:name="Standard" style:page-layout-name="pm1"/>
    <style:master-page style:name="Others" style:page-layout-name="pm2">
      <style:header>
        <text:p text:style-name="Header"><draw:rect text:anchor-type="paragraph" draw:z-index="0" draw:style-name="gr1" draw:text-style-name="P1" svg:width="282mm" svg:height="9.99mm" draw:transform="rotate (1.5709708597198) translate (199.991944444444mm 296.984583333333mm)"><text:p><text:span text:style-name="T1">Generated by docbook2odf</text:span><text:span text:style-name="T2"> </text:span></text:p></draw:rect> </text:p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P2">Curriculum Vitae - Dag Wieers</text:p>
              <text:p text:style-name="P2">Generated by docbook2odf</text:p>
            </table:table-cell>
            <table:table-cell office:value-type="string">
              <text:p text:style-name="P3">Page <text:page-number text:select-page="current">1</text:page-number> of <text:page-count>5</text:page-count> 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dc:title>Curriculum Vitae - Dag Wieers</dc:title>
    <meta:creation-date>2007-05-19T15:52:26</meta:creation-date>
    <dc:creator>Dag Wieers</dc:creator>
    <dc:date>2007-05-19T15:55:53</dc:date>
    <dc:language>en</dc:language>
    <meta:editing-cycles>2</meta:editing-cycles>
    <meta:editing-duration>PT3M2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5" meta:paragraph-count="126" meta:word-count="1138" meta:character-count="7874"/>
  </office:meta>
</office:document-meta>
</file>